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6.9">
            <text:p>6.9</text:p>
          </table:table-cell>
          <table:table-cell office:value-type="float" office:value="136.1">
            <text:p>136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6" office:value-type="float" office:value="793.24">
            <text:p>793.24</text:p>
          </table:table-cell>
          <table:table-cell table:content-validation-name="val6"/>
          <table:table-cell table:formula="of:=+[.K2]/[.J2]" office:value-type="percentage" office:value="0">
            <text:p>0%</text:p>
          </table:table-cell>
          <table:table-cell office:value-type="float" office:value="107.71">
            <text:p>107.7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.4">
            <text:p>8.4</text:p>
          </table:table-cell>
          <table:table-cell office:value-type="float" office:value="137.1">
            <text:p>137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4"/>
          <table:table-cell table:content-validation-name="val7" office:value-type="float" office:value="569.88">
            <text:p>569.88</text:p>
          </table:table-cell>
          <table:table-cell table:content-validation-name="val7"/>
          <table:table-cell table:formula="of:=+[.K3]/[.J3]" office:value-type="percentage" office:value="0">
            <text:p>0%</text:p>
          </table:table-cell>
          <table:table-cell office:value-type="float" office:value="74.29">
            <text:p>74.2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9">
            <text:p>13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7" office:value-type="float" office:value="733.99">
            <text:p>733.99</text:p>
          </table:table-cell>
          <table:table-cell table:content-validation-name="val7" office:value-type="float" office:value="374.99">
            <text:p>374.99</text:p>
          </table:table-cell>
          <table:table-cell table:formula="of:=+[.K4]/[.J4]" office:value-type="percentage" office:value="0.51089251897164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0.5">
            <text:p>10.5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709.16">
            <text:p>709.16</text:p>
          </table:table-cell>
          <table:table-cell table:content-validation-name="val7" office:value-type="float" office:value="340.82">
            <text:p>340.82</text:p>
          </table:table-cell>
          <table:table-cell table:formula="of:=+[.K5]/[.J5]" office:value-type="percentage" office:value="0.480596762366744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1.1">
            <text:p>11.1</text:p>
          </table:table-cell>
          <table:table-cell office:value-type="float" office:value="139.2">
            <text:p>139.2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4"/>
          <table:table-cell table:content-validation-name="val7" office:value-type="float" office:value="1092.21">
            <text:p>1092.21</text:p>
          </table:table-cell>
          <table:table-cell table:content-validation-name="val7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3">
            <text:p>13</text:p>
          </table:table-cell>
          <table:table-cell office:value-type="float" office:value="136.9">
            <text:p>136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 office:value-type="string">
            <text:p>stylet</text:p>
          </table:table-cell>
          <table:table-cell table:content-validation-name="val7" office:value-type="float" office:value="1191.8">
            <text:p>1191.8</text:p>
          </table:table-cell>
          <table:table-cell table:content-validation-name="val7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836.2">
            <text:p>836.2</text:p>
          </table:table-cell>
          <table:table-cell table:content-validation-name="val7" office:value-type="float" office:value="398.19">
            <text:p>398.19</text:p>
          </table:table-cell>
          <table:table-cell table:formula="of:=+[.K8]/[.J8]" office:value-type="percentage" office:value="0.47618990672088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4.1">
            <text:p>14.1</text:p>
          </table:table-cell>
          <table:table-cell office:value-type="float" office:value="138.9">
            <text:p>138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4"/>
          <table:table-cell table:content-validation-name="val7" office:value-type="float" office:value="1021.13">
            <text:p>1021.13</text:p>
          </table:table-cell>
          <table:table-cell table:content-validation-name="val7" office:value-type="float" office:value="517.6">
            <text:p>517.6</text:p>
          </table:table-cell>
          <table:table-cell table:formula="of:=+[.K9]/[.J9]" office:value-type="percentage" office:value="0.506889426419751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4"/>
          <table:table-cell table:content-validation-name="val7" office:value-type="float" office:value="936.15">
            <text:p>936.15</text:p>
          </table:table-cell>
          <table:table-cell table:content-validation-name="val7" office:value-type="float" office:value="413.6">
            <text:p>413.6</text:p>
          </table:table-cell>
          <table:table-cell table:formula="of:=+[.K10]/[.J10]" office:value-type="percentage" office:value="0.441809539069594">
            <text:p>44%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7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3">13/06/2022</text:date>, <text:time>18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3T18:34:18.41</dc:date>
    <dc:creator>Lawrence Perepolkin</dc:creator>
    <meta:editing-duration>PT18H42M45S</meta:editing-duration>
    <meta:editing-cycles>46</meta:editing-cycles>
    <meta:generator>OpenOffice/4.1.11$Win32 OpenOffice.org_project/4111m1$Build-9808</meta:generator>
    <meta:document-statistic meta:table-count="3" meta:cell-count="210" meta:object-count="0"/>
  </office:meta>
</office:document-meta>
</file>